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marker-start="Symmetric_20_Arrow" draw:marker-end="" draw:fill="solid" draw:textarea-vertical-align="middle"/>
    </style:style>
    <style:style style:name="gr4" style:family="graphic" style:parent-style-name="objectwithoutfill">
      <style:graphic-properties svg:stroke-color="#bf0041" draw:marker-start="" draw:marker-end="Symmetric_20_Arrow" draw:fill="solid" draw:textarea-vertical-align="middle"/>
    </style:style>
    <style:style style:name="gr5" style:family="graphic" style:parent-style-name="objectwithoutfill">
      <style:graphic-properties svg:stroke-color="#158466" draw:marker-start="Symmetric_20_Arrow" draw:marker-end="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159cm" svg:y1="18.145cm" svg:x2="6.08cm" svg:y2="21.193cm">
          <text:p/>
        </draw:line>
        <draw:line draw:style-name="gr1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3.159cm" svg:y2="18.145cm">
          <text:p/>
        </draw:line>
        <draw:frame draw:style-name="gr2" draw:text-style-name="P2" draw:layer="layout" svg:width="0.505cm" svg:height="0.627cm" svg:x="4.048cm" svg:y="19.66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484cm" svg:height="0.627cm" svg:x="7.731cm" svg:y="18.7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431cm" svg:height="0.2cm" svg:x="4.048cm" svg:y="18.70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0.393cm" svg:height="0.349cm" svg:x="11.033cm" svg:y="20.71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427cm" svg:height="0.273cm" svg:x="6.161cm" svg:y="20.4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path draw:style-name="gr3" draw:text-style-name="P1" draw:layer="layout" svg:width="0.499cm" svg:height="0.655cm" draw:transform="rotate (0.52639130240149) translate (5.74697124921444cm 20.849950521783cm)" svg:viewBox="0 0 500 656" svg:d="M0 0c117-2 238 32 325 115 100 96 165 231 175 371l-16 114-8 56">
          <text:p/>
        </draw:path>
        <draw:path draw:style-name="gr4" draw:text-style-name="P1" draw:layer="layout" svg:width="0.355cm" svg:height="0.205cm" draw:transform="rotate (0.508938009881546) translate (3.69540745491003cm 18.572299854827cm)" svg:viewBox="0 0 356 206" svg:d="M0 202c127 20 257-40 333-141l23-61">
          <text:p/>
        </draw:path>
        <draw:path draw:style-name="gr5" draw:text-style-name="P1" draw:layer="layout" svg:width="0.416cm" svg:height="0.154cm" draw:transform="rotate (1.81968027812929) translate (11.770840905178cm 21.2118028948319cm)" svg:viewBox="0 0 417 155" svg:d="M0 3c153-19 308 46 417 152">
          <text:p/>
        </draw:path>
        <draw:frame draw:style-name="gr2" draw:text-style-name="P2" draw:layer="layout" svg:width="0.503cm" svg:height="0.627cm" svg:x="9.255cm" svg:y="21.4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11-11T12:30:07.030577366</dc:date>
    <meta:editing-duration>PT3H5M36S</meta:editing-duration>
    <meta:editing-cycles>67</meta:editing-cycles>
    <meta:generator>LibreOffice/6.4.7.2$Linux_X86_64 LibreOffice_project/40$Build-2</meta:generator>
    <meta:document-statistic meta:object-count="12"/>
  </office:meta>
</office:document-meta>
</file>

<file path=Object 1/content.xml><?xml version="1.0" encoding="utf-8"?>
<math xmlns="http://www.w3.org/1998/Math/MathML" display="block">
  <semantics>
    <mi>b</mi>
    <annotation encoding="StarMath 5.0">b</annotation>
  </semantics>
</math>
</file>

<file path=Object 10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blue">
      <mi>γ</mi>
    </mstyle>
    <annotation encoding="StarMath 5.0">color blue { %gamma}</annotation>
  </semantics>
</math>
</file>

<file path=Object 6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